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3.92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Default-outline1">
      <style:graphic-properties fo:min-height="9.135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r18" style:family="presentation" style:parent-style-name="Default-outline1">
      <style:graphic-properties fo:min-height="15.001cm"/>
    </style:style>
    <style:style style:name="co1" style:family="table-column">
      <style:table-column-properties style:column-width="8.999cm" style:use-optimal-column-width="false"/>
    </style:style>
    <style:style style:name="co2" style:family="table-column">
      <style:table-column-properties style:column-width="9.002cm" style:use-optimal-column-width="false"/>
    </style:style>
    <style:style style:name="co3" style:family="table-column">
      <style:table-column-properties style:column-width="6.984cm" style:use-optimal-column-width="false"/>
    </style:style>
    <style:style style:name="co4" style:family="table-column">
      <style:table-column-properties style:column-width="20.017cm" style:use-optimal-column-width="false"/>
    </style:style>
    <style:style style:name="co5" style:family="table-column">
      <style:table-column-properties style:column-width="14.131cm" style:use-optimal-column-width="false"/>
    </style:style>
    <style:style style:name="co6" style:family="table-column">
      <style:table-column-properties style:column-width="3.869cm" style:use-optimal-column-width="false"/>
    </style:style>
    <style:style style:name="ro1" style:family="table-row">
      <style:table-row-properties style:row-height="2.498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489cm"/>
    </style:style>
    <style:style style:name="ro4" style:family="table-row">
      <style:table-row-properties style:row-height="2.52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3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bdbdbd"/>
      <style:text-properties fo:font-size="12pt" style:font-size-asian="12pt" style:font-size-complex="12pt"/>
    </style:style>
    <style:style style:name="P8" style:family="paragraph">
      <loext:graphic-properties draw:fill="solid" draw:fill-color="#bdbdbd"/>
      <style:text-properties fo:font-size="18pt" fo:background-color="transparent" style:font-size-asian="18pt" style:font-size-complex="18pt"/>
    </style:style>
    <style:style style:name="P9" style:family="paragraph">
      <loext:graphic-properties draw:fill="solid" draw:fill-color="#673ab7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673ab7"/>
      <style:paragraph-properties fo:text-align="end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bdbdbd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2pt" fo:background-color="#ffffff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bdbdbd"/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 draw:fill-color="#bdbdbd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text-align="center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style:text-properties fo:font-size="32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drais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7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8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8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9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1" draw:layer="layout" svg:x1="0.5cm" svg:y1="7cm" svg:x2="27.5cm" svg:y2="7cm">
            <text:p text:style-name="P10"><text:span text:style-name="T8"/></text:p>
            <text:p text:style-name="P10"><text:span text:style-name="T8"/></text:p>
          </draw:line>
          <draw:line draw:style-name="gr6" draw:text-style-name="P12" draw:layer="layout" svg:x1="6cm" svg:y1="8.5cm" svg:x2="6cm" svg:y2="7cm">
            <text:p/>
          </draw:line>
          <draw:frame draw:style-name="gr7" draw:text-style-name="P13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2" draw:layer="layout" svg:x1="10cm" svg:y1="8.5cm" svg:x2="10cm" svg:y2="7cm">
            <text:p/>
          </draw:line>
          <draw:frame draw:style-name="gr7" draw:text-style-name="P13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2" draw:layer="layout" svg:x1="16cm" svg:y1="8.5cm" svg:x2="16cm" svg:y2="7cm">
            <text:p/>
          </draw:line>
          <draw:frame draw:style-name="gr7" draw:text-style-name="P13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2" draw:layer="layout" svg:x1="22cm" svg:y1="8.5cm" svg:x2="22cm" svg:y2="7cm">
            <text:p/>
          </draw:line>
          <draw:frame draw:style-name="gr7" draw:text-style-name="P13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2" draw:layer="layout" svg:x1="5cm" svg:y1="7cm" svg:x2="5cm" svg:y2="5.5cm">
            <text:p/>
          </draw:line>
          <draw:frame draw:style-name="gr2" draw:text-style-name="P13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2" draw:layer="layout" svg:x1="23cm" svg:y1="7cm" svg:x2="23cm" svg:y2="5.5cm">
            <text:p/>
          </draw:line>
          <draw:frame draw:style-name="gr2" draw:text-style-name="P13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7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7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4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4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4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6" draw:layer="layout" svg:width="4cm" svg:height="1cm" svg:x="23cm" svg:y="7cm">
            <draw:text-box>
              <text:p text:style-name="P15"><text:span text:style-name="T5">liquidity event</text:span></text:p>
            </draw:text-box>
          </draw:frame>
          <draw:line draw:style-name="gr6" draw:text-style-name="P12" draw:layer="layout" svg:x1="23cm" svg:y1="7.752cm" svg:x2="23cm" svg:y2="7.002cm">
            <text:p/>
          </draw:line>
          <draw:line draw:style-name="gr10" draw:text-style-name="P14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4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4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7" draw:layer="layout" svg:width="1.5cm" svg:height="1cm" svg:x="26cm" svg:y="7cm">
            <draw:text-box>
              <text:p text:style-name="P10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18cm" svg:height="10.036cm" svg:x="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Type</text:span></text:p>
              </table:table-cell>
              <table:table-cell>
                <text:p text:style-name="P19"><text:span text:style-name="T10">Source</text:span></text:p>
              </table:table-cell>
            </table:table-row>
            <table:table-row table:style-name="ro1">
              <table:table-cell table:style-name="ce2">
                <text:p><text:span text:style-name="T11">Gift</text:span></text:p>
              </table:table-cell>
              <table:table-cell table:style-name="ce3">
                <text:list text:style-name="L2">
                  <text:list-item>
                    <text:p><text:span text:style-name="T8">Family</text:span></text:p>
                  </text:list-item>
                  <text:list-item>
                    <text:p><text:span text:style-name="T8">Public funders</text:span></text:p>
                  </text:list-item>
                  <text:list-item>
                    <text:p><text:span text:style-name="T8">Non-governmental funders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><text:span text:style-name="T11">Debt</text:span></text:p>
              </table:table-cell>
              <table:table-cell table:style-name="ce5">
                <text:list text:continue-numbering="true" text:style-name="L2">
                  <text:list-item>
                    <text:p><text:span text:style-name="T8">Family, friends, and fools</text:span></text:p>
                  </text:list-item>
                  <text:list-item>
                    <text:p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6">
                <text:p><text:span text:style-name="T11">Investment</text:span></text:p>
              </table:table-cell>
              <table:table-cell table:style-name="ce7">
                <text:list text:continue-numbering="true" text:style-name="L2">
                  <text:list-item>
                    <text:p><text:span text:style-name="T8">Business angels</text:span></text:p>
                  </text:list-item>
                  <text:list-item>
                    <text:p><text:span text:style-name="T8">Venture capitalis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bt / Lende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Investments / Investo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ain Player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flow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0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9"><text:span text:style-name="T10">Asset</text:span></text:p>
              </table:table-cell>
              <table:table-cell>
                <text:p text:style-name="P19"><text:span text:style-name="T10">Cost of Replacment</text:span></text:p>
              </table:table-cell>
            </table:table-row>
            <table:table-row table:style-name="ro4">
              <table:table-cell table:style-name="ce8">
                <text:p><text:span text:style-name="T12">Source code</text:span></text:p>
              </table:table-cell>
              <table:table-cell table:style-name="ce3">
                <text:p><text:span text:style-name="T8"># person months x labor rate</text:span></text:p>
              </table:table-cell>
            </table:table-row>
            <table:table-row table:style-name="ro3">
              <table:table-cell table:style-name="ce9">
                <text:p><text:span text:style-name="T12">Machinery</text:span></text:p>
              </table:table-cell>
              <table:table-cell table:style-name="ce5">
                <text:p><text:span text:style-name="T8">Price according to price list</text:span></text:p>
                <text:p><text:span text:style-name="T8">Price according to market place</text:span></text:p>
              </table:table-cell>
            </table:table-row>
            <table:table-row table:style-name="ro1">
              <table:table-cell table:style-name="ce10">
                <text:p><text:span text:style-name="T12">Skilled labor</text:span></text:p>
              </table:table-cell>
              <table:table-cell table:style-name="ce7">
                <text:p><text:span text:style-name="T8">Recruiting cos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pre-determined factor based on the industry or other comparab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multipl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iscounted Cashflow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17.999cm" svg:height="7.999cm" svg:x="5cm" svg:y="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2">
                <text:p><text:span text:style-name="T11">Pre-money valuation</text:span></text:p>
              </table:table-cell>
              <table:table-cell table:style-name="ce11">
                <text:p><text:span text:style-name="T11">€</text:span><text:span text:style-name="T11">4M</text:span></text:p>
              </table:table-cell>
            </table:table-row>
            <table:table-row table:style-name="ro5">
              <table:table-cell table:style-name="ce4">
                <text:p><text:span text:style-name="T11">Investment by investor</text:span></text:p>
              </table:table-cell>
              <table:table-cell table:style-name="ce12">
                <text:p><text:span text:style-name="T11">€</text:span><text:span text:style-name="T11">1M</text:span></text:p>
              </table:table-cell>
            </table:table-row>
            <table:table-row table:style-name="ro5">
              <table:table-cell table:style-name="ce13">
                <text:p><text:span text:style-name="T11">Post-money valuation</text:span></text:p>
              </table:table-cell>
              <table:table-cell table:style-name="ce14">
                <text:p><text:span text:style-name="T11">€</text:span><text:span text:style-name="T11">5M</text:span></text:p>
              </table:table-cell>
            </table:table-row>
            <table:table-row table:style-name="ro6">
              <table:table-cell table:style-name="ce4">
                <text:p><text:span text:style-name="T11">Equity stake to investor</text:span></text:p>
              </table:table-cell>
              <table:table-cell table:style-name="ce12">
                <text:p text:style-name="P19"><text:span text:style-name="T11">20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he Cap(italization) Table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7. Working with a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oard Mechanics</text:p>
          </draw:text-box>
        </draw:frame>
        <draw:frame presentation:style-name="pr13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  <text:list-item>
                <text:p>Working with a boar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1" draw:layer="layout" svg:width="20cm" svg:height="4cm" svg:x="0cm" svg:y="11.75cm">
          <draw:text-box>
            <text:p text:style-name="P20"><text:span text:style-name="T13">DR</text:span></text:p>
          </draw:text-box>
        </draw:frame>
        <draw:frame presentation:style-name="pr15" draw:text-style-name="P22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 text:style-name="P2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1H37M37S</meta:editing-duration>
    <meta:editing-cycles>14</meta:editing-cycles>
    <meta:generator>LibreOffice/6.0.7.3$Linux_X86_64 LibreOffice_project/00m0$Build-3</meta:generator>
    <dc:date>2020-09-25T13:36:36.061193030</dc:date>
    <meta:document-statistic meta:object-count="194"/>
  </office:meta>
</office:document-meta>
</file>